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F0000000F0556628A9F16DA8C1.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start" style:justify-single-word="false">
        <style:tab-stops>
          <style:tab-stop style:position="0.1252in"/>
          <style:tab-stop style:position="3in" style:type="center"/>
          <style:tab-stop style:position="6in" style:type="right"/>
        </style:tab-stops>
      </style:paragraph-properties>
      <style:text-properties style:font-name="Arial" fo:font-size="14pt" officeooo:paragraph-rsid="001885d2" style:font-size-asian="12.25pt" style:font-size-complex="14pt"/>
    </style:style>
    <style:style style:name="P2" style:family="paragraph" style:parent-style-name="Standard">
      <style:paragraph-properties fo:text-align="start" style:justify-single-word="false">
        <style:tab-stops>
          <style:tab-stop style:position="0.1252in"/>
          <style:tab-stop style:position="3in" style:type="center"/>
          <style:tab-stop style:position="6in" style:type="right"/>
        </style:tab-stops>
      </style:paragraph-properties>
      <style:text-properties style:font-name="Arial" fo:font-size="14pt" style:text-underline-style="solid" style:text-underline-width="auto" style:text-underline-color="font-color" officeooo:paragraph-rsid="001885d2" style:font-size-asian="12.25pt" style:font-size-complex="14pt"/>
    </style:style>
    <style:style style:name="P3" style:family="paragraph" style:parent-style-name="Standard">
      <style:text-properties style:font-name="Arial" style:text-underline-style="solid" style:text-underline-width="auto" style:text-underline-color="font-color" fo:font-weight="bold" officeooo:paragraph-rsid="001885d2" style:font-weight-asian="bold" style:font-weight-complex="bold"/>
    </style:style>
    <style:style style:name="P4" style:family="paragraph" style:parent-style-name="Standard">
      <style:text-properties style:font-name="Arial" fo:font-weight="bold" officeooo:paragraph-rsid="001885d2" style:font-weight-asian="bold" style:font-weight-complex="bold"/>
    </style:style>
    <style:style style:name="P5" style:family="paragraph" style:parent-style-name="Standard">
      <style:text-properties style:font-name="Arial" officeooo:paragraph-rsid="001885d2"/>
    </style:style>
    <style:style style:name="P6" style:family="paragraph" style:parent-style-name="Standard">
      <style:text-properties officeooo:paragraph-rsid="001885d2"/>
    </style:style>
    <style:style style:name="P7" style:family="paragraph" style:parent-style-name="Header">
      <style:paragraph-properties fo:text-align="center" style:justify-single-word="false">
        <style:tab-stops>
          <style:tab-stop style:position="0.1252in"/>
          <style:tab-stop style:position="3in" style:type="center"/>
          <style:tab-stop style:position="6in" style:type="right"/>
        </style:tab-stops>
      </style:paragraph-properties>
      <style:text-properties style:font-name="Arial" fo:font-size="14pt" officeooo:paragraph-rsid="001885d2" style:font-size-asian="12.25pt" style:font-size-complex="14pt"/>
    </style:style>
    <style:style style:name="P8" style:family="paragraph" style:parent-style-name="Standard">
      <style:text-properties style:font-name="Arial" style:text-underline-style="solid" style:text-underline-width="auto" style:text-underline-color="font-color" fo:font-weight="bold" officeooo:paragraph-rsid="001885d2" style:font-weight-asian="bold" style:font-weight-complex="bold"/>
    </style:style>
    <style:style style:name="P9" style:family="paragraph" style:parent-style-name="Standard">
      <style:paragraph-properties fo:text-align="justify" style:justify-single-word="false"/>
      <style:text-properties style:font-name="Arial" officeooo:paragraph-rsid="001885d2"/>
    </style:style>
    <style:style style:name="P10" style:family="paragraph" style:parent-style-name="Standard">
      <style:text-properties style:font-name="Arial" officeooo:paragraph-rsid="001885d2"/>
    </style:style>
    <style:style style:name="P11" style:family="paragraph" style:parent-style-name="Standard">
      <style:paragraph-properties fo:text-align="start" style:justify-single-word="false">
        <style:tab-stops>
          <style:tab-stop style:position="0.1252in"/>
          <style:tab-stop style:position="3in" style:type="center"/>
          <style:tab-stop style:position="6in" style:type="right"/>
        </style:tab-stops>
      </style:paragraph-properties>
      <style:text-properties style:font-name="Arial" fo:font-size="14pt" officeooo:paragraph-rsid="001885d2" style:font-size-asian="12.25pt" style:font-size-complex="14pt"/>
    </style:style>
    <style:style style:name="P12" style:family="paragraph" style:parent-style-name="Standard">
      <style:paragraph-properties fo:margin-left="0in" fo:margin-right="0in" fo:text-align="justify" style:justify-single-word="false" fo:text-indent="0.5in" style:auto-text-indent="false"/>
      <style:text-properties style:font-name="Arial" officeooo:paragraph-rsid="001885d2"/>
    </style:style>
    <style:style style:name="P13" style:family="paragraph" style:parent-style-name="Header">
      <style:paragraph-properties fo:text-align="center" style:justify-single-word="false">
        <style:tab-stops>
          <style:tab-stop style:position="0.1252in"/>
          <style:tab-stop style:position="3in" style:type="center"/>
          <style:tab-stop style:position="6in" style:type="right"/>
        </style:tab-stops>
      </style:paragraph-properties>
      <style:text-properties style:font-name="Arial" fo:font-size="20pt" officeooo:paragraph-rsid="001885d2" style:font-size-asian="20pt" style:font-size-complex="20pt"/>
    </style:style>
    <style:style style:name="P14" style:family="paragraph" style:parent-style-name="Header">
      <style:paragraph-properties fo:text-align="center" style:justify-single-word="false">
        <style:tab-stops>
          <style:tab-stop style:position="0.1252in"/>
          <style:tab-stop style:position="3in" style:type="center"/>
          <style:tab-stop style:position="6in" style:type="right"/>
        </style:tab-stops>
      </style:paragraph-properties>
      <style:text-properties officeooo:paragraph-rsid="0019d60a"/>
    </style:style>
    <style:style style:name="T1" style:family="text">
      <style:text-properties style:font-name="Arial" fo:font-size="20pt" style:font-size-asian="20pt" style:font-size-complex="20pt"/>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weight-complex="bold"/>
    </style:style>
    <style:style style:name="T4" style:family="text">
      <style:text-properties style:font-name="Arial" fo:font-weight="normal" style:font-weight-asian="normal" style:font-weight-complex="normal"/>
    </style:style>
    <style:style style:name="T5" style:family="text">
      <style:text-properties style:text-position="super 58%" style:font-name="Arial" fo:font-size="12pt" style:font-size-asian="12pt" style:font-name-complex="Arial1" style:font-size-complex="12pt"/>
    </style:style>
    <style:style style:name="T6" style:family="text">
      <style:text-properties fo:font-size="20pt" style:font-size-asian="20pt" style:font-size-complex="20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3">July 22-27 2015 (A.V Vex Workshop)</text:p>
      <text:p text:style-name="P3"/>
      <text:p text:style-name="P9">One of several events that our team volunteered at this past summer, was the VEX Robotics workshop. The workshop was planned and executed by several FTC and FRC teams from around our area. This event was a one weeklong workshop, in which kids from all around the Antelope Valley would come and learn about STEM programs and engineering. Our goal was to inspire kids about engineering and to share the values that we have learned through the FIRST program. </text:p>
      <text:p text:style-name="P12">This was done in two ways: presentations, and robot design. Each day during the beginning of workshop we had speakers come in from NASA and other engineering companies. These speakers would come in and give a short presentation about an element in engineering, such as how planes are able to fly, and then have a game set up after for them to play to give some hands on learning. For one of the presentations, all of the FIRST teams presented and spoke about their team, the game for that year, and what they went through to build their robot.</text:p>
      <text:p text:style-name="P12">During the other part of the day, robot design, the kids were divided up into competition teams. At the beginning of the week, the kids were presented with a game challenge, similar to that in FTC. Throughout the week, the teams worked with the VEX parts to build a robot. On the final day, Saturday, parents were invited to come see their kids compete in a friendly competition. AND IT WAS LOTS OF FU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Saturday – August 22, 2015 (AV Fair Outreach Night)</text:p>
      <text:p text:style-name="P5"/>
      <text:p text:style-name="P6"><text:span text:style-name="T2">So on August 22</text:span><text:span text:style-name="T5">nd</text:span><text:span text:style-name="T2">, we went to the AV fair as one of our outreaches to our community. We brought our robots (including our Lego Mindstorm robot snake) as demonstrations and to get people interesting. We had our bots do certain tasks and go around obstacles and drive our robot around. For the snake, whenever we saw a kid come by and stop to check out the robots, we asked them if they wanted to check out our snake! The kids absolutely loved it! It has an ultra sonic sensor for the eyes and we programmed it to where whenever the ultra sonic sensor sees something it bites! So we let the snake robot slither around and let the kids put their hand in front of the eyes and it went for the bite! They jumped in surprised and were amazed! (And no it doesn’t hurt). One specific girl was afraid of snakes.. We told her how it works, we turned it off so that it doesn’t bite at her, we let her pet it first and then she got used to it and she finally let the snake playfully bite her! She was having so much fun! She conquered her fears! After we should the kids the snake, we asked them, would you be interested in robotics and in this kind of stuff? We talked to their parents as well, </text:span><text:bookmark text:name="_GoBack"/><text:span text:style-name="T2">they were so interested! We handed them a brochure and a number to contact. We told them how they could get their kids on a team, either through their school and if not, they have the number to get in contact and find out other options they can do. We told the parents it’s a great way to get their kids in the field in STEM (Science, Technology, Engineering, and Mathematics).</text:span></text:p>
      <text:p text:style-name="P4"/>
      <text:p text:style-name="P6"><text:span text:style-name="T3">Author: </text:span><text:span text:style-name="T4">Cierra Bachtelle</text:span></text:p>
      <text:p text:style-name="P5"><text:tab/></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default-outline-level="" style:class="extra">
      <style:paragraph-properties fo:orphans="2" fo:widows="2">
        <style:tab-stops>
          <style:tab-stop style:position="3in" style:type="center"/>
          <style:tab-stop style:position="6in" style:type="right"/>
        </style:tab-stops>
      </style:paragraph-properties>
      <style:text-properties fo:color="#00000a" style:font-name="Cambria" fo:font-family="Cambria" style:font-family-generic="roman" style:font-pitch="variable" style:font-name-asian="ＭＳ 明朝" style:font-family-asian="'ＭＳ 明朝'" style:font-family-generic-asian="system" style:font-pitch-asian="variable" style:language-asian="en" style:country-asian="US" style:font-name-complex="Tahoma" style:font-family-complex="Tahoma" style:font-family-generic-complex="system" style:font-pitch-complex="variable" style:language-complex="ar" style:country-complex="S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ab-stops>
          <style:tab-stop style:position="0.1252in"/>
          <style:tab-stop style:position="3in" style:type="center"/>
          <style:tab-stop style:position="6in" style:type="right"/>
        </style:tab-stops>
      </style:paragraph-properties>
      <style:text-properties officeooo:paragraph-rsid="0019d60a"/>
    </style:style>
    <style:style style:name="MT1" style:family="text">
      <style:text-properties style:font-name="Arial" fo:font-size="20pt" style:font-size-asian="20pt" style:font-size-complex="20pt"/>
    </style:style>
    <style:style style:name="M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452<text:tab/></text:span><text:span text:style-name="MT1"><draw:frame draw:style-name="Mfr1" draw:name="Picture 1" text:anchor-type="as-char" svg:width="0.5138in" svg:height="0.5138in" draw:z-index="1"><draw:image xlink:href="Pictures/10000000000000F0000000F0556628A9F16DA8C1.jpg" xlink:type="simple" xlink:show="embed" xlink:actuate="onLoad"/><svg:desc>OSX:Users:Timm-e:Documents:phi_robotics:PHI Logo.jpg</svg:desc></draw:frame></text:span><text:span text:style-name="MT1"> <text:s/>PHI Alpha <text:s/></text:span><text:span text:style-name="MT1"><draw:frame draw:style-name="Mfr1" draw:name="Picture 2" text:anchor-type="as-char" svg:width="0.5138in" svg:height="0.5138in" draw:z-index="3"><draw:image xlink:href="Pictures/10000000000000F0000000F0556628A9F16DA8C1.jpg" xlink:type="simple" xlink:show="embed" xlink:actuate="onLoad"/><svg:desc>OSX:Users:Timm-e:Documents:phi_robotics:PHI Logo.jpg</svg:desc></draw:frame></text:span><text:span text:style-name="MT1"><text:tab/>45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8:56:59.687000000</meta:creation-date>
    <dc:date>2016-01-21T16:29:08.335000000</dc:date>
    <meta:editing-duration>PT16M23S</meta:editing-duration>
    <meta:editing-cycles>2</meta:editing-cycles>
    <meta:generator>LibreOffice/5.0.4.2$Windows_x86 LibreOffice_project/2b9802c1994aa0b7dc6079e128979269cf95bc78</meta:generator>
    <meta:document-statistic meta:table-count="0" meta:image-count="2" meta:object-count="0" meta:page-count="2" meta:paragraph-count="9" meta:word-count="575" meta:character-count="3111" meta:non-whitespace-character-count="2537"/>
  </office:meta>
</office:document-meta>
</file>